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3.8083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3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number-columns-repeated="5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mage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m au porc ou au poulet</text:p>
          </table:table-cell>
          <table:table-cell/>
          <table:table-cell office:value-type="string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5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Nem aux crevettes</text:p>
          </table:table-cell>
          <table:table-cell/>
          <table:table-cell table:formula="of:=[.D2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2]" office:value-type="string" office:string-value="(5pcs)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5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Nem aux légumes</text:p>
          </table:table-cell>
          <table:table-cell/>
          <table:table-cell table:formula="of:=[.D3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3]" office:value-type="string" office:string-value="(5pcs)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5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amoussa au boeuf ou au poulet</text:p>
          </table:table-cell>
          <table:table-cell/>
          <table:table-cell table:formula="of:=[.D4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4]" office:value-type="string" office:string-value="(5pcs)" calcext:value-type="string">
            <text:p>(5pcs)</text:p>
          </table:table-cell>
          <table:table-cell office:value-type="string" calcext:value-type="string">
            <text:p>samoussa</text:p>
          </table:table-cell>
          <table:table-cell table:number-columns-repeated="5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amoussa aux légumes</text:p>
          </table:table-cell>
          <table:table-cell/>
          <table:table-cell table:formula="of:=[.D5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5]" office:value-type="string" office:string-value="(5pcs)" calcext:value-type="string">
            <text:p>(5pcs)</text:p>
          </table:table-cell>
          <table:table-cell office:value-type="string" calcext:value-type="string">
            <text:p>samoussa</text:p>
          </table:table-cell>
          <table:table-cell table:number-columns-repeated="5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eignets de crevettes</text:p>
          </table:table-cell>
          <table:table-cell/>
          <table:table-cell table:formula="of:=[.D6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6]" office:value-type="string" office:string-value="(5pcs)" calcext:value-type="string">
            <text:p>(5pcs)</text:p>
          </table:table-cell>
          <table:table-cell office:value-type="string" calcext:value-type="string">
            <text:p>beignets</text:p>
          </table:table-cell>
          <table:table-cell table:number-columns-repeated="5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ccras de morue</text:p>
          </table:table-cell>
          <table:table-cell/>
          <table:table-cell table:formula="of:=[.D7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7]" office:value-type="string" office:string-value="(5pcs)" calcext:value-type="string">
            <text:p>(5pcs)</text:p>
          </table:table-cell>
          <table:table-cell office:value-type="string" calcext:value-type="string">
            <text:p>accras</text:p>
          </table:table-cell>
          <table:table-cell table:number-columns-repeated="5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Nuggets de poulet</text:p>
          </table:table-cell>
          <table:table-cell/>
          <table:table-cell table:formula="of:=[.D8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8]" office:value-type="string" office:string-value="(5pcs)" calcext:value-type="string">
            <text:p>(5pcs)</text:p>
          </table:table-cell>
          <table:table-cell office:value-type="string" calcext:value-type="string">
            <text:p>nuggets</text:p>
          </table:table-cell>
          <table:table-cell table:number-columns-repeated="5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rochette de poulet Yakitori</text:p>
          </table:table-cell>
          <table:table-cell/>
          <table:table-cell table:formula="of:=[.D9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9]" office:value-type="string" office:string-value="(5pcs)" calcext:value-type="string">
            <text:p>(5pcs)</text:p>
          </table:table-cell>
          <table:table-cell office:value-type="string" calcext:value-type="string">
            <text:p>yakitori</text:p>
          </table:table-cell>
          <table:table-cell table:number-columns-repeated="5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rochette de boeuf au fromage</text:p>
          </table:table-cell>
          <table:table-cell/>
          <table:table-cell table:formula="of:=[.D10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0]" office:value-type="string" office:string-value="(5pcs)" calcext:value-type="string">
            <text:p>(5pcs)</text:p>
          </table:table-cell>
          <table:table-cell office:value-type="string" calcext:value-type="string">
            <text:p>boeufFromage</text:p>
          </table:table-cell>
          <table:table-cell table:number-columns-repeated="5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aviolis frit au porc et crevettes</text:p>
          </table:table-cell>
          <table:table-cell/>
          <table:table-cell table:formula="of:=[.D11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1]" office:value-type="string" office:string-value="(5pcs)" calcext:value-type="string">
            <text:p>(5pcs)</text:p>
          </table:table-cell>
          <table:table-cell office:value-type="string" calcext:value-type="string">
            <text:p>raviolisFrits</text:p>
          </table:table-cell>
          <table:table-cell table:number-columns-repeated="5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Xiumai aux crevettes</text:p>
          </table:table-cell>
          <table:table-cell/>
          <table:table-cell table:formula="of:=[.D12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2]" office:value-type="string" office:string-value="(5pcs)" calcext:value-type="string">
            <text:p>(5pcs)</text:p>
          </table:table-cell>
          <table:table-cell office:value-type="string" calcext:value-type="string">
            <text:p>xiumai</text:p>
          </table:table-cell>
          <table:table-cell table:number-columns-repeated="5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Hakao aux crevettes</text:p>
          </table:table-cell>
          <table:table-cell/>
          <table:table-cell table:formula="of:=[.D13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3]" office:value-type="string" office:string-value="(5pcs)" calcext:value-type="string">
            <text:p>(5pcs)</text:p>
          </table:table-cell>
          <table:table-cell office:value-type="string" calcext:value-type="string">
            <text:p>hakao</text:p>
          </table:table-cell>
          <table:table-cell table:number-columns-repeated="5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ile de poulet farcie</text:p>
          </table:table-cell>
          <table:table-cell/>
          <table:table-cell table:formula="of:=[.D14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ailePouletFarcie</text:p>
          </table:table-cell>
          <table:table-cell table:number-columns-repeated="5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rabe farcie</text:p>
          </table:table-cell>
          <table:table-cell/>
          <table:table-cell table:formula="of:=[.D15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crabeFarcie</text:p>
          </table:table-cell>
          <table:table-cell table:number-columns-repeated="57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Banh bao - Brioche à la vapeur</text:p>
          </table:table-cell>
          <table:table-cell/>
          <table:table-cell table:formula="of:=[.D16]" office:value-type="string" office:string-value="starters" calcext:value-type="string">
            <text:p>start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banhBao</text:p>
          </table:table-cell>
          <table:table-cell table:number-columns-repeated="57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anaché d’entrées à partger</text:p>
          </table:table-cell>
          <table:table-cell office:value-type="string" calcext:value-type="string">
            <text:p>Nems, Samoussas, Beignets de crevettes, Raviolis frits, Xiumai, Hakao, Accras de morue</text:p>
          </table:table-cell>
          <table:table-cell table:formula="of:=[.D17]" office:value-type="string" office:string-value="starters" calcext:value-type="string">
            <text:p>start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20pcs)</text:p>
          </table:table-cell>
          <table:table-cell office:value-type="string" calcext:value-type="string">
            <text:p>panacheEntrees</text:p>
          </table:table-cell>
          <table:table-cell table:number-columns-repeated="57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Rouleaux de printemps au boeuf</text:p>
          </table:table-cell>
          <table:table-cell/>
          <table:table-cell office:value-type="string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57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Rouleaux de printemps aux crevettes</text:p>
          </table:table-cell>
          <table:table-cell/>
          <table:table-cell table:formula="of:=[.D19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57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ouleaux de printemps au poulet</text:p>
          </table:table-cell>
          <table:table-cell/>
          <table:table-cell table:formula="of:=[.D20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57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uleaux de printemps végétariens</text:p>
          </table:table-cell>
          <table:table-cell/>
          <table:table-cell table:formula="of:=[.D21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57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alade d’ananas aux crevettes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evettes</text:p>
          </table:table-cell>
          <table:table-cell table:number-columns-repeated="57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alade de poulet croustillant sauce carotte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ulet</text:p>
          </table:table-cell>
          <table:table-cell table:number-columns-repeated="57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alade de mangue vert au canard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nard</text:p>
          </table:table-cell>
          <table:table-cell table:number-columns-repeated="5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alade boeuf cru mariné au citron vert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œuf</text:p>
          </table:table-cell>
          <table:table-cell table:number-columns-repeated="5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Bo Bun Nem - Vermicelle de riz, boeuf sauté, nems frits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Bun</text:p>
          </table:table-cell>
          <table:table-cell table:number-columns-repeated="57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o Bun Tom - Vermicelle de riz, crevettes sautées à la citronnelle, nems frits.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Bun</text:p>
          </table:table-cell>
          <table:table-cell table:number-columns-repeated="57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Bo Bun Chay - Vermicelle de riz, tofu sauté aux légumes, nem frits.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oBun</text:p>
          </table:table-cell>
          <table:table-cell table:number-columns-repeated="57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Nouilles sautées au porc laqué ou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57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Nouilles sautées aux crevettes ou au boeuf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57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Nouilles sautées aux fruits de mer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57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Nouilles sautées aux légumes et tofu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57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ad Thai -Pâtes de riz sautées aux crevettes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dThai</text:p>
          </table:table-cell>
          <table:table-cell table:number-columns-repeated="57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ad Thai - Pâtes de riz sautées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dThai</text:p>
          </table:table-cell>
          <table:table-cell table:number-columns-repeated="57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iz sauté au porc laqué ou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iz</text:p>
          </table:table-cell>
          <table:table-cell table:number-columns-repeated="57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iz sauté aux crevettes ou au boeuf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iz</text:p>
          </table:table-cell>
          <table:table-cell table:number-columns-repeated="5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ho - Pâtes de riz au boeuf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ho</text:p>
          </table:table-cell>
          <table:table-cell table:number-columns-repeated="5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Bun Bo Hue - Vermicelles de riz au boeuf à la citronnelle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unBoHue</text:p>
          </table:table-cell>
          <table:table-cell table:number-columns-repeated="5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Hu Tieu - Vermicelles de riz aux crevettes et porc laqué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uTieu</text:p>
          </table:table-cell>
          <table:table-cell table:number-columns-repeated="5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orc au caramel traditionnel poivr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accompagnement de votre choix</text:p>
          </table:table-cell>
          <table:table-cell office:value-type="string" calcext:value-type="string">
            <text:p>porcCaramel</text:p>
          </table:table-cell>
          <table:table-cell table:number-columns-repeated="5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Porc laqu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1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rcLaque</text:p>
          </table:table-cell>
          <table:table-cell table:number-columns-repeated="5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Poulet au curry roug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2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Curry</text:p>
          </table:table-cell>
          <table:table-cell table:number-columns-repeated="5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Poulet au gingembre et feuilles de citronnier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3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Ging</text:p>
          </table:table-cell>
          <table:table-cell table:number-columns-repeated="5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oulet aux noix de cajou, poivron, oignon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4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Cajou</text:p>
          </table:table-cell>
          <table:table-cell table:number-columns-repeated="5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eiche au sel et poivr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5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5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eiche saisie aux 5 épic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6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5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eiche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7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57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Boeuf aux oign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8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œuf</text:p>
          </table:table-cell>
          <table:table-cell table:number-columns-repeated="5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Boeuf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9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oeuf</text:p>
          </table:table-cell>
          <table:table-cell table:number-columns-repeated="57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o Luc Lac - Dés de boeuf marinés et sauté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0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oLucLac</text:p>
          </table:table-cell>
          <table:table-cell table:number-columns-repeated="57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Crevettes grillées aux sel et poivr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1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57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revettes à la sauce aigre-douce ou piquant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2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57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Crevettes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3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57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anard laqu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4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anardLaque</text:p>
          </table:table-cell>
          <table:table-cell table:number-columns-repeated="57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Emincé de canard à l’anana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5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anardEmince</text:p>
          </table:table-cell>
          <table:table-cell table:number-columns-repeated="57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Magret de canart mariné au miel et soja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6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magretCanard</text:p>
          </table:table-cell>
          <table:table-cell table:number-columns-repeated="57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Pavé de thon grillé à la sauce teriyaki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7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aveThon</text:p>
          </table:table-cell>
          <table:table-cell table:number-columns-repeated="57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Pave de saumon à la sauce piquante ou 5 épic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8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aveSaumon</text:p>
          </table:table-cell>
          <table:table-cell table:number-columns-repeated="57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Tofu farci aux champignons noirs et vermicell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0" calcext:value-type="float">
            <text:p>10</text:p>
          </table:table-cell>
          <table:table-cell table:formula="of:=[.F59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tofu</text:p>
          </table:table-cell>
          <table:table-cell table:number-columns-repeated="57"/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Nouilles sautées aux légumes</text:p>
          </table:table-cell>
          <table:table-cell/>
          <table:table-cell table:style-name="ce3" office:value-type="string" calcext:value-type="string">
            <text:p>accompa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57"/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Riz cantonnais</text:p>
          </table:table-cell>
          <table:table-cell/>
          <table:table-cell table:style-name="ce3" office:value-type="string" calcext:value-type="string">
            <text:p>accompa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zCan</text:p>
          </table:table-cell>
          <table:table-cell table:number-columns-repeated="57"/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Riz sauté à l’ail</text:p>
          </table:table-cell>
          <table:table-cell/>
          <table:table-cell table:style-name="ce3" office:value-type="string" calcext:value-type="string">
            <text:p>accompa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zAil</text:p>
          </table:table-cell>
          <table:table-cell table:number-columns-repeated="57"/>
        </table:table-row>
        <table:table-row table:style-name="ro2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Riz nature parfumé</text:p>
          </table:table-cell>
          <table:table-cell/>
          <table:table-cell table:style-name="ce3" office:value-type="string" calcext:value-type="string">
            <text:p>accompani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z</text:p>
          </table:table-cell>
          <table:table-cell table:number-columns-repeated="57"/>
        </table:table-row>
        <table:table-row table:style-name="ro3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Banh Xeo – Crêpe vietnamienne</text:p>
          </table:table-cell>
          <table:table-cell office:value-type="string" calcext:value-type="string">
            <text:p>Porc, crevettes et pousses de soja</text:p>
          </table:table-cell>
          <table:table-cell table:style-name="ce3" office:value-type="string" calcext:value-type="string">
            <text:p>specialt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nhXeo</text:p>
          </table:table-cell>
          <table:table-cell table:number-columns-repeated="57"/>
        </table:table-row>
        <table:table-row table:style-name="ro3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anh Cuon – Raviolis à la vapeur</text:p>
          </table:table-cell>
          <table:table-cell office:value-type="string" calcext:value-type="string">
            <text:p>Porc, champignons noirs et oignon</text:p>
          </table:table-cell>
          <table:table-cell table:style-name="ce3" office:value-type="string" calcext:value-type="string">
            <text:p>specialt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nhCuon</text:p>
          </table:table-cell>
          <table:table-cell table:number-columns-repeated="57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Banh Mi porc laqué</text:p>
          </table:table-cell>
          <table:table-cell/>
          <table:table-cell office:value-type="string" calcext:value-type="string">
            <text:p>sandwi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hMi</text:p>
          </table:table-cell>
          <table:table-cell table:number-columns-repeated="57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Banh Mi au boeuf à la citronnelle</text:p>
          </table:table-cell>
          <table:table-cell/>
          <table:table-cell office:value-type="string" calcext:value-type="string">
            <text:p>sandwi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hMi</text:p>
          </table:table-cell>
          <table:table-cell table:number-columns-repeated="5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Maki: Saumon/Saumon avocat/Saumon cheese</text:p>
          </table:table-cell>
          <table:table-cell/>
          <table:table-cell office:value-type="string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Maki: Avocat cheese/Chèvre miel/Concombre chees</text:p>
          </table:table-cell>
          <table:table-cell/>
          <table:table-cell table:formula="of:=[.D69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69]" office:value-type="string" office:string-value="(8pcs)" calcext:value-type="string">
            <text:p>(8pcs)</text:p>
          </table:table-cell>
          <table:table-cell table:formula="of:=[.G69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Maki: Thon/Thon cheese/ Thon avocat</text:p>
          </table:table-cell>
          <table:table-cell/>
          <table:table-cell table:formula="of:=[.D70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0]" office:value-type="string" office:string-value="(8pcs)" calcext:value-type="string">
            <text:p>(8pcs)</text:p>
          </table:table-cell>
          <table:table-cell table:formula="of:=[.G70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Maki: Saumon cuit, avocat/Thon cuit, avocat</text:p>
          </table:table-cell>
          <table:table-cell/>
          <table:table-cell table:formula="of:=[.D71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1]" office:value-type="string" office:string-value="(8pcs)" calcext:value-type="string">
            <text:p>(8pcs)</text:p>
          </table:table-cell>
          <table:table-cell table:formula="of:=[.G71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Maki: Crevette tempura avocat ou concombre ou cheese</text:p>
          </table:table-cell>
          <table:table-cell/>
          <table:table-cell table:formula="of:=[.D72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2]" office:value-type="string" office:string-value="(8pcs)" calcext:value-type="string">
            <text:p>(8pcs)</text:p>
          </table:table-cell>
          <table:table-cell table:formula="of:=[.G72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Maki: Poulet frit avocat ou concombre ou cheese</text:p>
          </table:table-cell>
          <table:table-cell/>
          <table:table-cell table:formula="of:=[.D73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3]" office:value-type="string" office:string-value="(8pcs)" calcext:value-type="string">
            <text:p>(8pcs)</text:p>
          </table:table-cell>
          <table:table-cell table:formula="of:=[.G73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Maki: Avocat/Concombre</text:p>
          </table:table-cell>
          <table:table-cell/>
          <table:table-cell table:formula="of:=[.D74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74]" office:value-type="string" office:string-value="(8pcs)" calcext:value-type="string">
            <text:p>(8pcs)</text:p>
          </table:table-cell>
          <table:table-cell table:formula="of:=[.G74]" office:value-type="string" office:string-value="maki" calcext:value-type="string">
            <text:p>maki</text:p>
          </table:table-cell>
          <table:table-cell table:number-columns-repeated="57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California: Saumon/Saumon avocat/Saumon cheese</text:p>
          </table:table-cell>
          <table:table-cell/>
          <table:table-cell table:formula="of:=[.D75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California: Avocat cheese/Chèvre miel/Concombre chees</text:p>
          </table:table-cell>
          <table:table-cell/>
          <table:table-cell table:formula="of:=[.D76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6]" office:value-type="string" office:string-value="(8pcs)" calcext:value-type="string">
            <text:p>(8pcs)</text:p>
          </table:table-cell>
          <table:table-cell table:formula="of:=[.G76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California: Thon/Thon cheese/ Thon avocat</text:p>
          </table:table-cell>
          <table:table-cell/>
          <table:table-cell table:formula="of:=[.D77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7]" office:value-type="string" office:string-value="(8pcs)" calcext:value-type="string">
            <text:p>(8pcs)</text:p>
          </table:table-cell>
          <table:table-cell table:formula="of:=[.G77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California: Saumon cuit, avocat/Thon cuit, avocat</text:p>
          </table:table-cell>
          <table:table-cell/>
          <table:table-cell table:formula="of:=[.D78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8]" office:value-type="string" office:string-value="(8pcs)" calcext:value-type="string">
            <text:p>(8pcs)</text:p>
          </table:table-cell>
          <table:table-cell table:formula="of:=[.G78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alifornia: Crevette tempura avocat ou concombre ou cheese</text:p>
          </table:table-cell>
          <table:table-cell/>
          <table:table-cell table:formula="of:=[.D79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9]" office:value-type="string" office:string-value="(8pcs)" calcext:value-type="string">
            <text:p>(8pcs)</text:p>
          </table:table-cell>
          <table:table-cell table:formula="of:=[.G79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California: Poulet frit avocat ou concombre ou cheese</text:p>
          </table:table-cell>
          <table:table-cell/>
          <table:table-cell table:formula="of:=[.D80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0]" office:value-type="string" office:string-value="(8pcs)" calcext:value-type="string">
            <text:p>(8pcs)</text:p>
          </table:table-cell>
          <table:table-cell table:formula="of:=[.G80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California: Avocat/Concombre</text:p>
          </table:table-cell>
          <table:table-cell/>
          <table:table-cell table:formula="of:=[.D81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81]" office:value-type="string" office:string-value="(8pcs)" calcext:value-type="string">
            <text:p>(8pcs)</text:p>
          </table:table-cell>
          <table:table-cell table:formula="of:=[.G81]" office:value-type="string" office:string-value="california" calcext:value-type="string">
            <text:p>california</text:p>
          </table:table-cell>
          <table:table-cell table:number-columns-repeated="5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Saumon rolls: Saumon/Saumon avocat/Saumon cheese</text:p>
          </table:table-cell>
          <table:table-cell/>
          <table:table-cell table:formula="of:=[.D82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Saumon rolls: Avocat cheese/Chèvre miel/Concombre chees</text:p>
          </table:table-cell>
          <table:table-cell/>
          <table:table-cell table:formula="of:=[.D83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3]" office:value-type="string" office:string-value="(8pcs)" calcext:value-type="string">
            <text:p>(8pcs)</text:p>
          </table:table-cell>
          <table:table-cell table:formula="of:=[.G83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aumon rolls: Thon/Thon cheese/ Thon avocat</text:p>
          </table:table-cell>
          <table:table-cell/>
          <table:table-cell table:formula="of:=[.D84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84]" office:value-type="string" office:string-value="(8pcs)" calcext:value-type="string">
            <text:p>(8pcs)</text:p>
          </table:table-cell>
          <table:table-cell table:formula="of:=[.G84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Saumon rolls: Saumon cuit, avocat/Thon cuit, avocat</text:p>
          </table:table-cell>
          <table:table-cell/>
          <table:table-cell table:formula="of:=[.D85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5]" office:value-type="string" office:string-value="(8pcs)" calcext:value-type="string">
            <text:p>(8pcs)</text:p>
          </table:table-cell>
          <table:table-cell table:formula="of:=[.G85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Saumon rolls: Crevette tempura avocat ou concombre ou cheese</text:p>
          </table:table-cell>
          <table:table-cell/>
          <table:table-cell table:formula="of:=[.D86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86]" office:value-type="string" office:string-value="(8pcs)" calcext:value-type="string">
            <text:p>(8pcs)</text:p>
          </table:table-cell>
          <table:table-cell table:formula="of:=[.G86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aumon rolls: Poulet frit avocat ou concombre ou cheese</text:p>
          </table:table-cell>
          <table:table-cell/>
          <table:table-cell table:formula="of:=[.D87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7]" office:value-type="string" office:string-value="(8pcs)" calcext:value-type="string">
            <text:p>(8pcs)</text:p>
          </table:table-cell>
          <table:table-cell table:formula="of:=[.G87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aumon rolls: Avocat/Concombre</text:p>
          </table:table-cell>
          <table:table-cell/>
          <table:table-cell table:formula="of:=[.D88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88]" office:value-type="string" office:string-value="(8pcs)" calcext:value-type="string">
            <text:p>(8pcs)</text:p>
          </table:table-cell>
          <table:table-cell table:formula="of:=[.G88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Printemps: Saumon/Saumon avocat/Saumon cheese</text:p>
          </table:table-cell>
          <table:table-cell/>
          <table:table-cell table:formula="of:=[.D89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Printemps: Avocat cheese/Chèvre miel/Concombre chees</text:p>
          </table:table-cell>
          <table:table-cell/>
          <table:table-cell table:formula="of:=[.D90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0]" office:value-type="string" office:string-value="(8pcs)" calcext:value-type="string">
            <text:p>(8pcs)</text:p>
          </table:table-cell>
          <table:table-cell table:formula="of:=[.G90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Printemps: Thon/Thon cheese/ Thon avocat</text:p>
          </table:table-cell>
          <table:table-cell/>
          <table:table-cell table:formula="of:=[.D91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1]" office:value-type="string" office:string-value="(8pcs)" calcext:value-type="string">
            <text:p>(8pcs)</text:p>
          </table:table-cell>
          <table:table-cell table:formula="of:=[.G91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Printemps: Saumon cuit, avocat/Thon cuit, avocat</text:p>
          </table:table-cell>
          <table:table-cell/>
          <table:table-cell table:formula="of:=[.D92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2]" office:value-type="string" office:string-value="(8pcs)" calcext:value-type="string">
            <text:p>(8pcs)</text:p>
          </table:table-cell>
          <table:table-cell table:formula="of:=[.G92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Printemps: Crevette tempura avocat ou concombre ou cheese</text:p>
          </table:table-cell>
          <table:table-cell/>
          <table:table-cell table:formula="of:=[.D9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3]" office:value-type="string" office:string-value="(8pcs)" calcext:value-type="string">
            <text:p>(8pcs)</text:p>
          </table:table-cell>
          <table:table-cell table:formula="of:=[.G93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Printemps: Poulet frit avocat ou concombre ou cheese</text:p>
          </table:table-cell>
          <table:table-cell/>
          <table:table-cell table:formula="of:=[.D94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4]" office:value-type="string" office:string-value="(8pcs)" calcext:value-type="string">
            <text:p>(8pcs)</text:p>
          </table:table-cell>
          <table:table-cell table:formula="of:=[.G94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Printemps: Avocat/Concombre</text:p>
          </table:table-cell>
          <table:table-cell/>
          <table:table-cell table:formula="of:=[.D95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95]" office:value-type="string" office:string-value="(8pcs)" calcext:value-type="string">
            <text:p>(8pcs)</text:p>
          </table:table-cell>
          <table:table-cell table:formula="of:=[.G95]" office:value-type="string" office:string-value="printemps" calcext:value-type="string">
            <text:p>printemps</text:p>
          </table:table-cell>
          <table:table-cell table:number-columns-repeated="57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Neige rolls: Saumon/Saumon avocat/Saumon cheese</text:p>
          </table:table-cell>
          <table:table-cell/>
          <table:table-cell table:formula="of:=[.D96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Neige rolls: Avocat cheese/Chèvre miel/Concombre chees</text:p>
          </table:table-cell>
          <table:table-cell/>
          <table:table-cell table:formula="of:=[.D97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7]" office:value-type="string" office:string-value="(8pcs)" calcext:value-type="string">
            <text:p>(8pcs)</text:p>
          </table:table-cell>
          <table:table-cell table:formula="of:=[.G97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Neige rolls: Thon/Thon cheese/ Thon avocat</text:p>
          </table:table-cell>
          <table:table-cell/>
          <table:table-cell table:formula="of:=[.D98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8]" office:value-type="string" office:string-value="(8pcs)" calcext:value-type="string">
            <text:p>(8pcs)</text:p>
          </table:table-cell>
          <table:table-cell table:formula="of:=[.G98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Neige rolls: Saumon cuit, avocat/Thon cuit, avocat</text:p>
          </table:table-cell>
          <table:table-cell/>
          <table:table-cell table:formula="of:=[.D99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9]" office:value-type="string" office:string-value="(8pcs)" calcext:value-type="string">
            <text:p>(8pcs)</text:p>
          </table:table-cell>
          <table:table-cell table:formula="of:=[.G99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Neige rolls: Crevette tempura avocat ou concombre ou cheese</text:p>
          </table:table-cell>
          <table:table-cell/>
          <table:table-cell table:formula="of:=[.D100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100]" office:value-type="string" office:string-value="(8pcs)" calcext:value-type="string">
            <text:p>(8pcs)</text:p>
          </table:table-cell>
          <table:table-cell table:formula="of:=[.G100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Neige rolls: Poulet frit avocat ou concombre ou cheese</text:p>
          </table:table-cell>
          <table:table-cell/>
          <table:table-cell table:formula="of:=[.D101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1]" office:value-type="string" office:string-value="(8pcs)" calcext:value-type="string">
            <text:p>(8pcs)</text:p>
          </table:table-cell>
          <table:table-cell table:formula="of:=[.G101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Neige rolls: Avocat/Concombre</text:p>
          </table:table-cell>
          <table:table-cell/>
          <table:table-cell table:formula="of:=[.D102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102]" office:value-type="string" office:string-value="(8pcs)" calcext:value-type="string">
            <text:p>(8pcs)</text:p>
          </table:table-cell>
          <table:table-cell table:formula="of:=[.G102]" office:value-type="string" office:string-value="saumonRolls" calcext:value-type="string">
            <text:p>saumonRolls</text:p>
          </table:table-cell>
          <table:table-cell table:number-columns-repeated="57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Signature rolls: Saumon/Saumon avocat/Saumon cheese</text:p>
          </table:table-cell>
          <table:table-cell/>
          <table:table-cell table:formula="of:=[.D10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Signature rolls: Avocat cheese/Chèvre miel/Concombre chees</text:p>
          </table:table-cell>
          <table:table-cell/>
          <table:table-cell table:formula="of:=[.D104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4]" office:value-type="string" office:string-value="(8pcs)" calcext:value-type="string">
            <text:p>(8pcs)</text:p>
          </table:table-cell>
          <table:table-cell table:formula="of:=[.G104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Signature rolls: Thon/Thon cheese/ Thon avocat</text:p>
          </table:table-cell>
          <table:table-cell/>
          <table:table-cell table:formula="of:=[.D105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105]" office:value-type="string" office:string-value="(8pcs)" calcext:value-type="string">
            <text:p>(8pcs)</text:p>
          </table:table-cell>
          <table:table-cell table:formula="of:=[.G105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Signature rolls: Saumon cuit, avocat/Thon cuit, avocat</text:p>
          </table:table-cell>
          <table:table-cell/>
          <table:table-cell table:formula="of:=[.D106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6]" office:value-type="string" office:string-value="(8pcs)" calcext:value-type="string">
            <text:p>(8pcs)</text:p>
          </table:table-cell>
          <table:table-cell table:formula="of:=[.G106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Signature rolls: Crevette tempura avocat ou concombre ou cheese</text:p>
          </table:table-cell>
          <table:table-cell/>
          <table:table-cell table:formula="of:=[.D107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107]" office:value-type="string" office:string-value="(8pcs)" calcext:value-type="string">
            <text:p>(8pcs)</text:p>
          </table:table-cell>
          <table:table-cell table:formula="of:=[.G107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Signature rolls: Poulet frit avocat ou concombre ou cheese</text:p>
          </table:table-cell>
          <table:table-cell/>
          <table:table-cell table:formula="of:=[.D108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8]" office:value-type="string" office:string-value="(8pcs)" calcext:value-type="string">
            <text:p>(8pcs)</text:p>
          </table:table-cell>
          <table:table-cell table:formula="of:=[.G108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Signature rolls: Avocat/Concombre</text:p>
          </table:table-cell>
          <table:table-cell/>
          <table:table-cell table:formula="of:=[.D109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109]" office:value-type="string" office:string-value="(8pcs)" calcext:value-type="string">
            <text:p>(8pcs)</text:p>
          </table:table-cell>
          <table:table-cell table:formula="of:=[.G109]" office:value-type="string" office:string-value="signatureRolls" calcext:value-type="string">
            <text:p>signatureRolls</text:p>
          </table:table-cell>
          <table:table-cell table:number-columns-repeated="57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Sashimi: Thon ou Saumon</text:p>
          </table:table-cell>
          <table:table-cell/>
          <table:table-cell table:formula="of:=[.D110]" office:value-type="string" office:string-value="japon" calcext:value-type="string">
            <text:p>j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5pcs)</text:p>
          </table:table-cell>
          <table:table-cell office:value-type="string" calcext:value-type="string">
            <text:p>sashimi</text:p>
          </table:table-cell>
          <table:table-cell table:number-columns-repeated="57"/>
        </table:table-row>
        <table:table-row table:style-name="ro4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Sushi: Thon ou Saumon</text:p>
          </table:table-cell>
          <table:table-cell/>
          <table:table-cell table:formula="of:=[.D111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Thon</text:p>
          </table:table-cell>
          <table:table-cell table:number-columns-repeated="57"/>
        </table:table-row>
        <table:table-row table:style-name="ro4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Sushi: Crevettes</text:p>
          </table:table-cell>
          <table:table-cell/>
          <table:table-cell table:formula="of:=[.D112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Crevettes</text:p>
          </table:table-cell>
          <table:table-cell table:number-columns-repeated="57"/>
        </table:table-row>
        <table:table-row table:style-name="ro4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Sushi: Saumon avocat</text:p>
          </table:table-cell>
          <table:table-cell/>
          <table:table-cell table:formula="of:=[.D11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SaumonAvocat</text:p>
          </table:table-cell>
          <table:table-cell table:number-columns-repeated="57"/>
        </table:table-row>
        <table:table-row table:style-name="ro4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Sushi: Saumon cheese</text:p>
          </table:table-cell>
          <table:table-cell/>
          <table:table-cell table:formula="of:=[.D114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SaumonCheese</text:p>
          </table:table-cell>
          <table:table-cell table:number-columns-repeated="57"/>
        </table:table-row>
        <table:table-row table:style-name="ro4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Sushi: Crevettes avocat</text:p>
          </table:table-cell>
          <table:table-cell/>
          <table:table-cell table:formula="of:=[.D115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CrevettesAvocat</text:p>
          </table:table-cell>
          <table:table-cell table:number-columns-repeated="57"/>
        </table:table-row>
        <table:table-row table:style-name="ro4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Salade d'algue</text:p>
          </table:table-cell>
          <table:table-cell/>
          <table:table-cell table:formula="of:=[.D116]" office:value-type="string" office:string-value="japon" calcext:value-type="string">
            <text:p>jap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ladeAlgue</text:p>
          </table:table-cell>
          <table:table-cell table:number-columns-repeated="57"/>
        </table:table-row>
        <table:table-row table:style-name="ro4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Tarte Saumon ou Thon, avocat</text:p>
          </table:table-cell>
          <table:table-cell/>
          <table:table-cell table:formula="of:=[.D117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rteSaumon</text:p>
          </table:table-cell>
          <table:table-cell table:number-columns-repeated="57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Riz vinaigré</text:p>
          </table:table-cell>
          <table:table-cell/>
          <table:table-cell table:formula="of:=[.D118]" office:value-type="string" office:string-value="japon" calcext:value-type="string">
            <text:p>japon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rizVinaigre</text:p>
          </table:table-cell>
          <table:table-cell table:number-columns-repeated="57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Nem banane-chocolat</text:p>
          </table:table-cell>
          <table:table-cell/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mDessert</text:p>
          </table:table-cell>
          <table:table-cell table:number-columns-repeated="57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Litchi au sirop</text:p>
          </table:table-cell>
          <table:table-cell/>
          <table:table-cell table:formula="of:=[.D120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tchi</text:p>
          </table:table-cell>
          <table:table-cell table:number-columns-repeated="57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Banane nappé au caramel</text:p>
          </table:table-cell>
          <table:table-cell/>
          <table:table-cell table:formula="of:=[.D121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naneNappe</text:p>
          </table:table-cell>
          <table:table-cell table:number-columns-repeated="57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Perles de coco</text:p>
          </table:table-cell>
          <table:table-cell/>
          <table:table-cell table:formula="of:=[.D122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lesCoco</text:p>
          </table:table-cell>
          <table:table-cell table:number-columns-repeated="57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Banh Bo - Gâteau au sucre de palme, lait de coco</text:p>
          </table:table-cell>
          <table:table-cell/>
          <table:table-cell table:formula="of:=[.D123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nhBo</text:p>
          </table:table-cell>
          <table:table-cell table:number-columns-repeated="57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Assiette Asiatique (nougats, gingembre confit)</text:p>
          </table:table-cell>
          <table:table-cell/>
          <table:table-cell table:formula="of:=[.D124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ssietteDessert</text:p>
          </table:table-cell>
          <table:table-cell table:number-columns-repeated="57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“Che Chuoi” Tapioca à la banane et au lait de coco</text:p>
          </table:table-cell>
          <table:table-cell/>
          <table:table-cell table:formula="of:=[.D125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Chuoi</text:p>
          </table:table-cell>
          <table:table-cell table:number-columns-repeated="57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Saigon</text:p>
          </table:table-cell>
          <table:table-cell office:value-type="string" calcext:value-type="string">
            <text:p>Bière vietnamienne</text:p>
          </table:table-cell>
          <table:table-cell office:value-type="string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igon</text:p>
          </table:table-cell>
          <table:table-cell table:number-columns-repeated="57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Asahi</text:p>
          </table:table-cell>
          <table:table-cell office:value-type="string" calcext:value-type="string">
            <text:p>Bière japonaise</text:p>
          </table:table-cell>
          <table:table-cell table:formula="of:=[.D127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ahi</text:p>
          </table:table-cell>
          <table:table-cell table:number-columns-repeated="57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Tsingtao</text:p>
          </table:table-cell>
          <table:table-cell office:value-type="string" calcext:value-type="string">
            <text:p>Bière chinoise</text:p>
          </table:table-cell>
          <table:table-cell table:formula="of:=[.D128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singtao</text:p>
          </table:table-cell>
          <table:table-cell table:number-columns-repeated="57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Singha</text:p>
          </table:table-cell>
          <table:table-cell office:value-type="string" calcext:value-type="string">
            <text:p>Bière thailandaise</text:p>
          </table:table-cell>
          <table:table-cell table:formula="of:=[.D129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gha</text:p>
          </table:table-cell>
          <table:table-cell table:number-columns-repeated="57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Eau plate (50cl)</text:p>
          </table:table-cell>
          <table:table-cell/>
          <table:table-cell table:formula="of:=[.D130]" office:value-type="string" office:string-value="drinks" calcext:value-type="string">
            <text:p>drinks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eauPlate</text:p>
          </table:table-cell>
          <table:table-cell table:number-columns-repeated="57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Eau pétillante (50cl)</text:p>
          </table:table-cell>
          <table:table-cell/>
          <table:table-cell table:formula="of:=[.D131]" office:value-type="string" office:string-value="drinks" calcext:value-type="string">
            <text:p>drinks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eauPetillante</text:p>
          </table:table-cell>
          <table:table-cell table:number-columns-repeated="57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Coca-cola / Coca zero</text:p>
          </table:table-cell>
          <table:table-cell/>
          <table:table-cell table:formula="of:=[.D132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ca</text:p>
          </table:table-cell>
          <table:table-cell table:number-columns-repeated="57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Orangina / Fanta</text:p>
          </table:table-cell>
          <table:table-cell/>
          <table:table-cell table:formula="of:=[.D133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nta</text:p>
          </table:table-cell>
          <table:table-cell table:number-columns-repeated="57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Lait se soja</text:p>
          </table:table-cell>
          <table:table-cell/>
          <table:table-cell table:formula="of:=[.D134]" office:value-type="string" office:string-value="drinks" calcext:value-type="string">
            <text:p>drinks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laitSoja</text:p>
          </table:table-cell>
          <table:table-cell table:number-columns-repeated="57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Ice tea</text:p>
          </table:table-cell>
          <table:table-cell/>
          <table:table-cell table:formula="of:=[.D135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eTea</text:p>
          </table:table-cell>
          <table:table-cell table:number-columns-repeated="57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Jus de fruits</text:p>
          </table:table-cell>
          <table:table-cell office:value-type="string" calcext:value-type="string">
            <text:p>litchit, noix de coco, exotique, mangue, orange, ananas, pomme</text:p>
          </table:table-cell>
          <table:table-cell table:formula="of:=[.D136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Fruits</text:p>
          </table:table-cell>
          <table:table-cell table:number-columns-repeated="57"/>
        </table:table-row>
        <table:table-row table:style-name="ro1" table:number-rows-repeated="10484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9:37:59.66112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4-20T13:08:47Z</meta:creation-date>
    <dc:date>2021-04-21T09:39:43.535423512</dc:date>
    <meta:editing-cycles>11</meta:editing-cycles>
    <meta:editing-duration>PT21M40S</meta:editing-duration>
    <meta:document-statistic meta:table-count="1" meta:cell-count="784" meta:object-count="0"/>
  </office:meta>
</office:document-meta>
</file>